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ctorNetty2TcpClient.stopSchedul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actorNetty2TcpCli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2TcpClient.ReactorNetty2TcpClient( String host , int port , TcpMessageCodec &lt; P &gt; cod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actorNetty2TcpClient.handleShuttingDownConnectFailure( TcpConnectionHandler &lt; P &gt;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actorNetty2TcpClient.connectAsync( TcpConnectionHandler &lt; P &gt;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actorNetty2TcpClient.reconnect( Integer attempt , ReconnectStrategy reconnectStrateg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actorNetty2TcpClient.connectAsync( TcpConnectionHandler &lt; P &gt; handler , ReconnectStrategy strateg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ReactorNetty2TcpClient.extendTcpClient( TcpClient tcpClient , TcpConnectionHandler &lt; P &gt;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2TcpClient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2TcpClient.setLogger( Log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MessageDecoder.StompMessageDecoder( TcpMessageCodec &lt; P &gt; cod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Handler.ReactorNettyHandler( TcpConnectionHandler &lt; P &gt;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2TcpClient.ReactorNetty2TcpClient( TcpClient tcpClient , TcpMessageCodec &lt; P &gt; cod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actorNetty2TcpClient.ReactorNetty2TcpClient( Function &lt; TcpClient , TcpClient &gt; clientConfigurer , TcpMessageCodec &lt; P &gt; cod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actorNetty2TcpClient.shutdownAsync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tompMessageDecoder.decode( ChannelHandlerContext ctx , Buffer buff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actorNettyHandler.apply( NettyInbound inbound , NettyOutbound outbou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